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Lohit Hindi1" svg:font-family="'Lohit Hindi'"/>
    <style:font-face style:name="Segoe UI" svg:font-family="'Segoe UI'" style:font-family-generic="swiss"/>
    <style:font-face style:name="DejaVu Sans Mono" svg:font-family="'DejaVu Sans Mono'" style:font-family-generic="modern" style:font-pitch="fixed"/>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2">
      <style:paragraph-properties style:text-autospace="none" style:punctuation-wrap="simple" style:line-break="normal"/>
    </style:style>
    <style:style style:name="P2" style:family="paragraph" style:parent-style-name="Text_20_body">
      <style:paragraph-properties style:text-autospace="none" style:punctuation-wrap="simple" style:line-break="normal"/>
      <style:text-properties style:font-name="DejaVu Sans1" fo:font-size="10.5pt" fo:font-style="normal" style:font-size-asian="10.5pt" style:font-style-asian="normal" style:font-size-complex="10.5pt" style:font-style-complex="normal"/>
    </style:style>
    <style:style style:name="P3" style:family="paragraph" style:parent-style-name="Text_20_body">
      <style:text-properties style:font-name="DejaVu Sans1" fo:font-size="10.5pt" fo:font-style="normal" style:font-size-asian="10.5pt" style:font-style-asian="normal" style:font-size-complex="10.5pt" style:font-style-complex="normal"/>
    </style:style>
    <style:style style:name="P4" style:family="paragraph" style:parent-style-name="Text_20_body">
      <style:paragraph-properties style:text-autospace="none" style:punctuation-wrap="simple" style:line-break="normal"/>
      <style:text-properties style:font-name="Arial" fo:font-size="10pt" fo:font-style="normal" fo:font-weight="normal" officeooo:paragraph-rsid="00045dc3" style:font-size-asian="10pt" style:font-style-asian="normal" style:font-weight-asian="normal" style:font-size-complex="10pt" style:font-style-complex="normal" style:font-weight-complex="normal"/>
    </style:style>
    <style:style style:name="P5" style:family="paragraph" style:parent-style-name="Text_20_body">
      <style:paragraph-properties style:text-autospace="none" style:punctuation-wrap="simple" style:line-break="normal"/>
      <style:text-properties style:font-name="DejaVu Sans1" fo:font-size="10.5pt" fo:font-style="normal" style:font-size-asian="10.5pt" style:font-style-asian="normal" style:font-size-complex="10.5pt" style:font-style-complex="normal"/>
    </style:style>
    <style:style style:name="P6" style:family="paragraph" style:parent-style-name="Standard">
      <style:paragraph-properties fo:text-align="end" style:justify-single-word="false"/>
      <style:text-properties fo:font-style="italic" style:font-style-asian="italic" style:font-style-complex="italic"/>
    </style:style>
    <style:style style:name="P7" style:family="paragraph" style:parent-style-name="Heading_20_2">
      <style:paragraph-properties style:text-autospace="none" style:punctuation-wrap="simple" style:line-break="normal"/>
    </style:style>
    <style:style style:name="P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style>
    <style:style style:name="T2" style:family="text">
      <style:text-properties officeooo:rsid="00045dc3"/>
    </style:style>
    <style:style style:name="T3" style:family="text">
      <style:text-properties fo:font-weight="bold"/>
    </style:style>
    <style:style style:name="T4" style:family="text">
      <style:text-properties style:font-name="DejaVu Sans" fo:font-size="14pt" fo:font-style="italic" fo:font-weight="bold" style:font-name-asian="DejaVu Sans2" style:font-size-asian="14pt" style:font-style-asian="italic" style:font-weight-asian="bold" style:font-name-complex="Lohit Hindi" style:font-size-complex="14pt" style:font-style-complex="italic" style:font-weight-complex="bold"/>
    </style:style>
    <style:style style:name="T5" style:family="text">
      <style:text-properties style:use-window-font-color="true" style:text-outline="false" style:text-line-through-styl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DejaVu Sans2"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tracked-changes>
        <text:changed-region xml:id="ct263648616" text:id="ct263648616">
          <text:insertion>
            <office:change-info>
              <dc:creator>Brigitte DEVIN</dc:creator>
              <dc:date>2014-10-11T11:12:00</dc:date>
            </office:change-info>
          </text:insertion>
        </text:changed-region>
        <text:changed-region xml:id="ct263652984" text:id="ct263652984">
          <text:deletion>
            <office:change-info>
              <dc:creator>Brigitte DEVIN</dc:creator>
              <dc:date>2014-10-11T11:13:00</dc:date>
            </office:change-info>
            <text:h text:style-name="P1" text:outline-level="2"><text:span text:style-name="T1">Facebook</text:span></text:h>
          </text:deletion>
        </text:changed-region>
        <text:changed-region xml:id="ct263652776" text:id="ct263652776">
          <text:insertion>
            <office:change-info>
              <dc:creator>Brigitte DEVIN</dc:creator>
              <dc:date>2014-10-11T11:13:00</dc:date>
            </office:change-info>
          </text:insertion>
        </text:changed-region>
        <text:changed-region xml:id="ct266127944" text:id="ct266127944">
          <text:format-change>
            <office:change-info>
              <dc:creator>Brigitte DEVIN</dc:creator>
              <dc:date>2014-10-11T11:08:00</dc:date>
            </office:change-info>
          </text:format-change>
        </text:changed-region>
        <text:changed-region xml:id="ct263652672" text:id="ct263652672">
          <text:deletion>
            <office:change-info>
              <dc:creator>Brigitte DEVIN</dc:creator>
              <dc:date>2014-10-11T11:13:00</dc:date>
            </office:change-info>
            <text:p text:style-name="P2"><text:span text:style-name="T1">Facebook</text:span></text:p>
          </text:deletion>
        </text:changed-region>
        <text:changed-region xml:id="ct263650072" text:id="ct263650072">
          <text:insertion>
            <office:change-info>
              <dc:creator>Brigitte DEVIN</dc:creator>
              <dc:date>2014-10-11T11:13:00</dc:date>
            </office:change-info>
          </text:insertion>
        </text:changed-region>
        <text:changed-region xml:id="ct263649032" text:id="ct263649032">
          <text:insertion>
            <office:change-info>
              <dc:creator>Brigitte DEVIN</dc:creator>
              <dc:date>2014-10-11T11:09:00</dc:date>
            </office:change-info>
          </text:insertion>
        </text:changed-region>
        <text:changed-region xml:id="ct266128464" text:id="ct266128464">
          <text:insertion>
            <office:change-info>
              <dc:creator>Brigitte DEVIN</dc:creator>
              <dc:date>2014-10-11T11:08:00</dc:date>
            </office:change-info>
          </text:insertion>
        </text:changed-region>
        <text:changed-region xml:id="ct266129920" text:id="ct266129920">
          <text:deletion>
            <office:change-info>
              <dc:creator>Brigitte DEVIN</dc:creator>
              <dc:date>2014-10-11T11:08:00</dc:date>
            </office:change-info>
            <text:p text:style-name="P2">,</text:p>
          </text:deletion>
        </text:changed-region>
        <text:changed-region xml:id="ct263643624" text:id="ct263643624">
          <text:insertion>
            <office:change-info>
              <dc:creator>Brigitte DEVIN</dc:creator>
              <dc:date>2014-10-11T11:09:00</dc:date>
            </office:change-info>
          </text:insertion>
        </text:changed-region>
        <text:changed-region xml:id="ct263645704" text:id="ct263645704">
          <text:deletion>
            <office:change-info>
              <dc:creator>Brigitte DEVIN</dc:creator>
              <dc:date>2014-10-11T11:09:00</dc:date>
            </office:change-info>
            <text:p text:style-name="P2">t</text:p>
          </text:deletion>
        </text:changed-region>
        <text:changed-region xml:id="ct263650384" text:id="ct263650384">
          <text:insertion>
            <office:change-info>
              <dc:creator>Brigitte DEVIN</dc:creator>
              <dc:date>2014-10-11T11:10:00</dc:date>
            </office:change-info>
          </text:insertion>
        </text:changed-region>
        <text:changed-region xml:id="ct263652880" text:id="ct263652880">
          <text:insertion>
            <office:change-info>
              <dc:creator>Brigitte DEVIN</dc:creator>
              <dc:date>2014-10-11T11:11:00</dc:date>
            </office:change-info>
          </text:insertion>
        </text:changed-region>
        <text:changed-region xml:id="ct263643312" text:id="ct263643312">
          <text:insertion>
            <office:change-info>
              <dc:creator>Brigitte DEVIN</dc:creator>
              <dc:date>2014-10-11T11:08:00</dc:date>
            </office:change-info>
          </text:insertion>
        </text:changed-region>
        <text:changed-region xml:id="ct263644976" text:id="ct263644976">
          <text:deletion>
            <office:change-info>
              <dc:creator>Brigitte DEVIN</dc:creator>
              <dc:date>2014-10-11T11:08:00</dc:date>
            </office:change-info>
            <text:p text:style-name="P2">califomien</text:p>
          </text:deletion>
        </text:changed-region>
        <text:changed-region xml:id="ct263643728" text:id="ct263643728">
          <text:insertion>
            <office:change-info>
              <dc:creator>Brigitte DEVIN</dc:creator>
              <dc:date>2014-10-11T11:08:00</dc:date>
            </office:change-info>
          </text:insertion>
        </text:changed-region>
        <text:changed-region xml:id="ct263646016" text:id="ct263646016">
          <text:deletion>
            <office:change-info>
              <dc:creator>Brigitte DEVIN</dc:creator>
              <dc:date>2014-10-11T11:08:00</dc:date>
            </office:change-info>
            <text:p text:style-name="P2">tipografiquement</text:p>
          </text:deletion>
        </text:changed-region>
        <text:changed-region xml:id="ct263651944" text:id="ct263651944">
          <text:deletion>
            <office:change-info>
              <dc:creator>Brigitte DEVIN</dc:creator>
              <dc:date>2014-10-11T11:13:00</dc:date>
            </office:change-info>
            <text:p text:style-name="P2"><text:span text:style-name="T1">Facebook</text:span></text:p>
          </text:deletion>
        </text:changed-region>
        <text:changed-region xml:id="ct263649864" text:id="ct263649864">
          <text:insertion>
            <office:change-info>
              <dc:creator>Brigitte DEVIN</dc:creator>
              <dc:date>2014-10-11T11:13:00</dc:date>
            </office:change-info>
          </text:insertion>
        </text:changed-region>
        <text:changed-region xml:id="ct263643520" text:id="ct263643520">
          <text:insertion>
            <office:change-info>
              <dc:creator>Brigitte DEVIN</dc:creator>
              <dc:date>2014-10-11T11:08:00</dc:date>
            </office:change-info>
          </text:insertion>
        </text:changed-region>
        <text:changed-region xml:id="ct263643416" text:id="ct263643416">
          <text:deletion>
            <office:change-info>
              <dc:creator>Brigitte DEVIN</dc:creator>
              <dc:date>2014-10-11T11:08:00</dc:date>
            </office:change-info>
            <text:p text:style-name="P2">telephone.</text:p>
          </text:deletion>
        </text:changed-region>
        <text:changed-region xml:id="ct263644560" text:id="ct263644560">
          <text:insertion>
            <office:change-info>
              <dc:creator>Brigitte DEVIN</dc:creator>
              <dc:date>2014-10-11T11:08:00</dc:date>
            </office:change-info>
          </text:insertion>
        </text:changed-region>
        <text:changed-region xml:id="ct263644456" text:id="ct263644456">
          <text:deletion>
            <office:change-info>
              <dc:creator>Brigitte DEVIN</dc:creator>
              <dc:date>2014-10-11T11:08:00</dc:date>
            </office:change-info>
            <text:p text:style-name="P2">courier</text:p>
          </text:deletion>
        </text:changed-region>
        <text:changed-region xml:id="ct263644872" text:id="ct263644872">
          <text:insertion>
            <office:change-info>
              <dc:creator>Brigitte DEVIN</dc:creator>
              <dc:date>2014-10-11T11:08:00</dc:date>
            </office:change-info>
          </text:insertion>
        </text:changed-region>
        <text:changed-region xml:id="ct263644664" text:id="ct263644664">
          <text:deletion>
            <office:change-info>
              <dc:creator>Brigitte DEVIN</dc:creator>
              <dc:date>2014-10-11T11:08:00</dc:date>
            </office:change-info>
            <text:p text:style-name="P2">electronik</text:p>
          </text:deletion>
        </text:changed-region>
        <text:changed-region xml:id="ct263646744" text:id="ct263646744">
          <text:insertion>
            <office:change-info>
              <dc:creator>Brigitte DEVIN</dc:creator>
              <dc:date>2014-10-11T11:10:00</dc:date>
            </office:change-info>
          </text:insertion>
        </text:changed-region>
        <text:changed-region xml:id="ct263649968" text:id="ct263649968">
          <text:deletion>
            <office:change-info>
              <dc:creator>Brigitte DEVIN</dc:creator>
              <dc:date>2014-10-11T11:13:00</dc:date>
            </office:change-info>
            <text:p text:style-name="P2"><text:span text:style-name="T1">Facebook</text:span></text:p>
          </text:deletion>
        </text:changed-region>
        <text:changed-region xml:id="ct263651632" text:id="ct263651632">
          <text:insertion>
            <office:change-info>
              <dc:creator>Brigitte DEVIN</dc:creator>
              <dc:date>2014-10-11T11:13:00</dc:date>
            </office:change-info>
          </text:insertion>
        </text:changed-region>
        <text:changed-region xml:id="ct263647056" text:id="ct263647056">
          <text:insertion>
            <office:change-info>
              <dc:creator>Brigitte DEVIN</dc:creator>
              <dc:date>2014-10-11T11:11:00</dc:date>
            </office:change-info>
          </text:insertion>
        </text:changed-region>
        <text:changed-region xml:id="ct263650176" text:id="ct263650176">
          <text:deletion>
            <office:change-info>
              <dc:creator>Brigitte DEVIN</dc:creator>
              <dc:date>2014-10-11T11:13:00</dc:date>
            </office:change-info>
            <text:p text:style-name="P2"><text:span text:style-name="T1">Facebook</text:span></text:p>
          </text:deletion>
        </text:changed-region>
        <text:changed-region xml:id="ct263650904" text:id="ct263650904">
          <text:insertion>
            <office:change-info>
              <dc:creator>Brigitte DEVIN</dc:creator>
              <dc:date>2014-10-11T11:13:00</dc:date>
            </office:change-info>
          </text:insertion>
        </text:changed-region>
        <text:changed-region xml:id="ct263650280" text:id="ct263650280">
          <text:deletion>
            <office:change-info>
              <dc:creator>Brigitte DEVIN</dc:creator>
              <dc:date>2014-10-11T11:13:00</dc:date>
            </office:change-info>
            <text:p text:style-name="P2"><text:span text:style-name="T1">Facebook</text:span></text:p>
          </text:deletion>
        </text:changed-region>
        <text:changed-region xml:id="ct263652256" text:id="ct263652256">
          <text:insertion>
            <office:change-info>
              <dc:creator>Brigitte DEVIN</dc:creator>
              <dc:date>2014-10-11T11:13:00</dc:date>
            </office:change-info>
          </text:insertion>
        </text:changed-region>
        <text:changed-region xml:id="ct263652360" text:id="ct263652360">
          <text:deletion>
            <office:change-info>
              <dc:creator>Brigitte DEVIN</dc:creator>
              <dc:date>2014-10-11T11:13:00</dc:date>
            </office:change-info>
            <text:p text:style-name="P2"><text:span text:style-name="T1">Facebook</text:span></text:p>
          </text:deletion>
        </text:changed-region>
        <text:changed-region xml:id="ct263651528" text:id="ct263651528">
          <text:insertion>
            <office:change-info>
              <dc:creator>Brigitte DEVIN</dc:creator>
              <dc:date>2014-10-11T11:13:00</dc:date>
            </office:change-info>
          </text:insertion>
        </text:changed-region>
        <text:changed-region xml:id="ct263652568" text:id="ct263652568">
          <text:insertion>
            <office:change-info>
              <dc:creator>Brigitte DEVIN</dc:creator>
              <dc:date>2014-10-11T11:11:00</dc:date>
            </office:change-info>
          </text:insertion>
        </text:changed-region>
        <text:changed-region xml:id="ct263650592" text:id="ct263650592">
          <text:deletion>
            <office:change-info>
              <dc:creator>Brigitte DEVIN</dc:creator>
              <dc:date>2014-10-11T11:13:00</dc:date>
            </office:change-info>
            <text:p text:style-name="P2"><text:span text:style-name="T1">Facebook</text:span></text:p>
          </text:deletion>
        </text:changed-region>
        <text:changed-region xml:id="ct263650488" text:id="ct263650488">
          <text:insertion>
            <office:change-info>
              <dc:creator>Brigitte DEVIN</dc:creator>
              <dc:date>2014-10-11T11:13:00</dc:date>
            </office:change-info>
          </text:insertion>
        </text:changed-region>
        <text:changed-region xml:id="ct263647888" text:id="ct263647888">
          <text:insertion>
            <office:change-info>
              <dc:creator>Brigitte DEVIN</dc:creator>
              <dc:date>2014-10-11T11:12:00</dc:date>
            </office:change-info>
          </text:insertion>
        </text:changed-region>
        <text:changed-region xml:id="ct263648720" text:id="ct263648720">
          <text:insertion>
            <office:change-info>
              <dc:creator>Brigitte DEVIN</dc:creator>
              <dc:date>2014-10-11T11:12:00</dc:date>
            </office:change-info>
          </text:insertion>
        </text:changed-region>
        <text:changed-region xml:id="ct263647680" text:id="ct263647680">
          <text:insertion>
            <office:change-info>
              <dc:creator>Brigitte DEVIN</dc:creator>
              <dc:date>2014-10-11T11:12:00</dc:date>
            </office:change-info>
          </text:insertion>
        </text:changed-region>
        <text:changed-region xml:id="ct263651736" text:id="ct263651736">
          <text:deletion>
            <office:change-info>
              <dc:creator>Brigitte DEVIN</dc:creator>
              <dc:date>2014-10-11T11:13:00</dc:date>
            </office:change-info>
            <text:p text:style-name="P2"><text:span text:style-name="T1">Facebook</text:span></text:p>
          </text:deletion>
        </text:changed-region>
        <text:changed-region xml:id="ct263652048" text:id="ct263652048">
          <text:insertion>
            <office:change-info>
              <dc:creator>Brigitte DEVIN</dc:creator>
              <dc:date>2014-10-11T11:13:00</dc:date>
            </office:change-info>
          </text:insertion>
        </text:changed-region>
        <text:changed-region xml:id="ct263651112" text:id="ct263651112">
          <text:deletion>
            <office:change-info>
              <dc:creator>Brigitte DEVIN</dc:creator>
              <dc:date>2014-10-11T11:13:00</dc:date>
            </office:change-info>
            <text:p text:style-name="P2"><text:span text:style-name="T1">Facebook</text:span></text:p>
          </text:deletion>
        </text:changed-region>
        <text:changed-region xml:id="ct263650696" text:id="ct263650696">
          <text:insertion>
            <office:change-info>
              <dc:creator>Brigitte DEVIN</dc:creator>
              <dc:date>2014-10-11T11:13:00</dc:date>
            </office:change-info>
          </text:insertion>
        </text:changed-region>
        <text:changed-region xml:id="ct263651216" text:id="ct263651216">
          <text:deletion>
            <office:change-info>
              <dc:creator>Brigitte DEVIN</dc:creator>
              <dc:date>2014-10-11T11:13:00</dc:date>
            </office:change-info>
            <text:p text:style-name="P2"><text:span text:style-name="T1">Facebook</text:span></text:p>
          </text:deletion>
        </text:changed-region>
        <text:changed-region xml:id="ct263651008" text:id="ct263651008">
          <text:insertion>
            <office:change-info>
              <dc:creator>Brigitte DEVIN</dc:creator>
              <dc:date>2014-10-11T11:13:00</dc:date>
            </office:change-info>
          </text:insertion>
        </text:changed-region>
        <text:changed-region xml:id="ct263651320" text:id="ct263651320">
          <text:deletion>
            <office:change-info>
              <dc:creator>Brigitte DEVIN</dc:creator>
              <dc:date>2014-10-11T11:13:00</dc:date>
            </office:change-info>
            <text:p text:style-name="P2"><text:span text:style-name="T1">Facebook</text:span></text:p>
          </text:deletion>
        </text:changed-region>
        <text:changed-region xml:id="ct263652464" text:id="ct263652464">
          <text:insertion>
            <office:change-info>
              <dc:creator>Brigitte DEVIN</dc:creator>
              <dc:date>2014-10-11T11:13:00</dc:date>
            </office:change-info>
          </text:insertion>
        </text:changed-region>
        <text:changed-region xml:id="ct263653400" text:id="ct263653400">
          <text:deletion>
            <office:change-info>
              <dc:creator>Brigitte DEVIN</dc:creator>
              <dc:date>2014-10-11T11:13:00</dc:date>
            </office:change-info>
            <text:p text:style-name="P2"><text:span text:style-name="T1">Facebook</text:span></text:p>
          </text:deletion>
        </text:changed-region>
        <text:changed-region xml:id="ct263651424" text:id="ct263651424">
          <text:insertion>
            <office:change-info>
              <dc:creator>Brigitte DEVIN</dc:creator>
              <dc:date>2014-10-11T11:13:00</dc:date>
            </office:change-info>
          </text:insertion>
        </text:changed-region>
        <text:changed-region xml:id="ct263653192" text:id="ct263653192">
          <text:deletion>
            <office:change-info>
              <dc:creator>Brigitte DEVIN</dc:creator>
              <dc:date>2014-10-11T11:13:00</dc:date>
            </office:change-info>
            <text:p text:style-name="P2"><text:span text:style-name="T1">Facebook</text:span></text:p>
          </text:deletion>
        </text:changed-region>
        <text:changed-region xml:id="ct263655168" text:id="ct263655168">
          <text:insertion>
            <office:change-info>
              <dc:creator>Brigitte DEVIN</dc:creator>
              <dc:date>2014-10-11T11:13:00</dc:date>
            </office:change-info>
          </text:insertion>
        </text:changed-region>
        <text:changed-region xml:id="ct263654960" text:id="ct263654960">
          <text:deletion>
            <office:change-info>
              <dc:creator>Brigitte DEVIN</dc:creator>
              <dc:date>2014-10-11T11:13:00</dc:date>
            </office:change-info>
            <text:p text:style-name="P2"><text:span text:style-name="T1">Facebook</text:span></text:p>
          </text:deletion>
        </text:changed-region>
        <text:changed-region xml:id="ct263653816" text:id="ct263653816">
          <text:insertion>
            <office:change-info>
              <dc:creator>Brigitte DEVIN</dc:creator>
              <dc:date>2014-10-11T11:13:00</dc:date>
            </office:change-info>
          </text:insertion>
        </text:changed-region>
        <text:changed-region xml:id="ct263653608" text:id="ct263653608">
          <text:deletion>
            <office:change-info>
              <dc:creator>Brigitte DEVIN</dc:creator>
              <dc:date>2014-10-11T11:13:00</dc:date>
            </office:change-info>
            <text:p text:style-name="P2"><text:span text:style-name="T1">Facebook</text:span></text:p>
          </text:deletion>
        </text:changed-region>
        <text:changed-region xml:id="ct263653712" text:id="ct263653712">
          <text:insertion>
            <office:change-info>
              <dc:creator>Brigitte DEVIN</dc:creator>
              <dc:date>2014-10-11T11:13:00</dc:date>
            </office:change-info>
          </text:insertion>
        </text:changed-region>
        <text:changed-region xml:id="ct263654752" text:id="ct263654752">
          <text:deletion>
            <office:change-info>
              <dc:creator>Brigitte DEVIN</dc:creator>
              <dc:date>2014-10-11T11:13:00</dc:date>
            </office:change-info>
            <text:p text:style-name="P2"><text:span text:style-name="T1">Facebook</text:span></text:p>
          </text:deletion>
        </text:changed-region>
        <text:changed-region xml:id="ct263654336" text:id="ct263654336">
          <text:insertion>
            <office:change-info>
              <dc:creator>Brigitte DEVIN</dc:creator>
              <dc:date>2014-10-11T11:13:00</dc:date>
            </office:change-info>
          </text:insertion>
        </text:changed-region>
        <text:changed-region xml:id="ct263654856" text:id="ct263654856">
          <text:deletion>
            <office:change-info>
              <dc:creator>Brigitte DEVIN</dc:creator>
              <dc:date>2014-10-11T11:13:00</dc:date>
            </office:change-info>
            <text:p text:style-name="P2"><text:span text:style-name="T1">Facebook</text:span></text:p>
          </text:deletion>
        </text:changed-region>
        <text:changed-region xml:id="ct263655376" text:id="ct263655376">
          <text:insertion>
            <office:change-info>
              <dc:creator>Brigitte DEVIN</dc:creator>
              <dc:date>2014-10-11T11:13:00</dc:date>
            </office:change-info>
          </text:insertion>
        </text:changed-region>
        <text:changed-region xml:id="ct263655584" text:id="ct263655584">
          <text:deletion>
            <office:change-info>
              <dc:creator>Brigitte DEVIN</dc:creator>
              <dc:date>2014-10-11T11:13:00</dc:date>
            </office:change-info>
            <text:p text:style-name="P2"><text:span text:style-name="T1">Facebook</text:span></text:p>
          </text:deletion>
        </text:changed-region>
        <text:changed-region xml:id="ct263655064" text:id="ct263655064">
          <text:insertion>
            <office:change-info>
              <dc:creator>Brigitte DEVIN</dc:creator>
              <dc:date>2014-10-11T11: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 reseau social insatiable</text:h>
      <text:h text:style-name="P1" text:outline-level="2"><text:change text:change-id="ct263652984"/><text:change-start text:change-id="ct263652776"/><text:span text:style-name="T4">Facebook</text:span><text:change-end text:change-id="ct263652776"/>, miroir magique</text:h>
      <text:p text:style-name="P6"><text:change-start text:change-id="ct266127944"/><text:s/>par Philippe Rivière – Le Monde Diplomatique, Décembre 2010<text:change-end text:change-id="ct266127944"/></text:p>
      <text:p text:style-name="Standard"/>
      <text:p text:style-name="P2">Il y a quelques Jours <text:change text:change-id="ct263652672"/><text:change-start text:change-id="ct263650072"/><text:span text:style-name="T1">Facebook</text:span><text:change-end text:change-id="ct263650072"/><text:change-start text:change-id="ct263649032"/><office:annotation><dc:creator>Brigitte DEVIN</dc:creator><dc:date>2014-10-11T11:09:33.437000000</dc:date><text:list text:style-name=""><text:list-item><text:p text:style-name="P8"><text:span text:style-name="T5">Facebook est un réseau social qui vous relie à des amis.</text:span></text:p></text:list-item></text:list></office:annotation><text:change-end text:change-id="ct263649032"/> m<text:change-start text:change-id="ct266128464"/><text:span text:style-name="T2">'</text:span><text:change-end text:change-id="ct266128464"/><text:change text:change-id="ct266129920"/>a demandé de changer de nom. Non pas que je m'étai<text:change-start text:change-id="ct263643624"/><text:span text:style-name="T2">s</text:span><text:change-end text:change-id="ct263643624"/><text:change text:change-id="ct263645704"/> choisi un pseudonyme ordurier, incitant à la haine raciale ou usurpant celui du tout-puissant Mark Zuckerberg,<text:change-start text:change-id="ct263650384"/> <text:span text:style-name="T2">le patron, fondateu</text:span><text:change-end text:change-id="ct263650384"/><text:change-start text:change-id="ct263652880"/><text:span text:style-name="T2">r, et principal actionnaire de ce site internet, </text:span><text:change-end text:change-id="ct263652880"/><text:s/>voire similaire à une marque déposée. Mais je m'étais inventé un patronyme composé de caractères braille. Les ingénieur du site <text:change-start text:change-id="ct263643312"/><text:span text:style-name="T2">californien</text:span><text:change-end text:change-id="ct263643312"/><text:change text:change-id="ct263644976"/> avaient soudain décidé que cela n'était plus <text:change-start text:change-id="ct263643728"/><text:span text:style-name="T2">typographiquement</text:span><text:change-end text:change-id="ct263643728"/><text:change text:change-id="ct263646016"/> correct.</text:p>
      <text:p text:style-name="P2">A l'inscription, <text:change text:change-id="ct263651944"/><text:change-start text:change-id="ct263649864"/><text:span text:style-name="T1">Facebook</text:span><text:change-end text:change-id="ct263649864"/> avait validé mon existence en vérifiant un code secret envoyé sur mon <text:change-start text:change-id="ct263643520"/><text:span text:style-name="T2">téléphone.</text:span><text:change-end text:change-id="ct263643520"/><text:change text:change-id="ct263643416"/> Il avait aussi insisté pour que Je lui donne le mot de passe de mon <text:change-start text:change-id="ct263644560"/><text:span text:style-name="T2">courrier</text:span><text:change-end text:change-id="ct263644560"/><text:change text:change-id="ct263644456"/> <text:change-start text:change-id="ct263644872"/><text:span text:style-name="T2">électronique</text:span><text:change-end text:change-id="ct263644872"/><text:change text:change-id="ct263644664"/>, afin de récupérer mon carnet d'adresses et ainsi faciliter le repérage de mes contacts - mes « amis », dans la terminologie maison.</text:p>
      <text:p text:style-name="P2">Policée en permanence par des algorithmes<text:change-start text:change-id="ct263646744"/><office:annotation><dc:creator>Brigitte DEVIN</dc:creator><dc:date>2014-10-11T11:10:34.922000000</dc:date><text:list text:continue-numbering="true" text:style-name=""><text:list-item><text:p text:style-name="P8"><text:span text:style-name="T5">Un algorithme est une suite finie et non ambiguë d’opérations ou d'instructions permettant de résoudre un problème.</text:span></text:p></text:list-item></text:list></office:annotation><text:change-end text:change-id="ct263646744"/>, en vertu de conditions d'utilisation que personne ne lit, la page bleue de <text:change text:change-id="ct263649968"/><text:change-start text:change-id="ct263651632"/><text:span text:style-name="T1">Facebook</text:span><text:change-end text:change-id="ct263651632"/> offre un cocon douillet à ses membres, qui peuvent s'y connecter pour discuter sans se voir envahis de messages parasites.² Les publicités sont relativement discrètes, et l'on peut à loisir regarder les photos de ses amis, s'amuser ou s'indigner des mêmes informations qu'eux, jouer aux mêmes jeux, <text:s/>suivre les événements de leur existence les plus triviaux comme les plus heureux. Les messages échangés couvrent tout le spectre de la pensée humaine, de l'indispensable « je prends ma douche » à la réflexion pointue sur l'art contemporain, en passant par les faire-part de naissance<text:change-start text:change-id="ct263647056"/><text:note text:id="ftn0" text:note-class="footnote"><text:note-citation>1</text:note-citation><text:note-body><text:p text:style-name="P4"><text:change-start text:change-id="ct263648616"/>« Miyase Christensen, « <text:span text:style-name="T1">Facebook</text:span> is watching you », Manière de voir, n° 109, Internet, révolution culturelle », février-mars 2010. »<text:change-end text:change-id="ct263648616"/></text:p></text:note-body></text:note><text:change-end text:change-id="ct263647056"/>.</text:p>
      <text:p text:style-name="P2">Sur <text:change text:change-id="ct263650176"/><text:change-start text:change-id="ct263650904"/><text:span text:style-name="T1">Facebook</text:span><text:change-end text:change-id="ct263650904"/>, les interactions sont toujours positives : on peut, en cliquant sur le bouton ad hoc, « aimer » quelque chose, pas le détester ; on est averti quand on gagne un nouvel ami, pas quand il nous quitte. Des contrôles protègent l'utilisateur : ainsi, le voyageur qui se connecte depuis un endroit inhabituel se voit soumis à un interrogatoire (ludique) à base de photos, afin_ de prouver son identité. Tout cela ne va pas sans arbitraire. Des pages sensibles - comme celle d'un groupe de soutien au soldat Bradley Manning, accusé d'avoir transmis des informations secrètes sur la guerre d'Irak au site WikiLeaks - sont parfois suspendues sans explication, puis rétablies quelques jours plus tard... Pour limiter certains abus, les membres sont invités à dénoncer d'un clic les messages nuisibles, et le site suspend alors le compte des utilisateurs <text:s/>incriminés. Une brèche dans laquelle se sont engouffrés des activistes de toute sorte, organisant par cette méthode la déconnexion de leurs adversaires politiques (2). <text:change text:change-id="ct263650280"/><text:change-start text:change-id="ct263652256"/><text:span text:style-name="T1">Facebook</text:span><text:change-end text:change-id="ct263652256"/> cède aussi parfois à la tentation de la censure, et bloque des liens vers des sites de partage de fichiers ou vers des performances artistiques et politiques - comme Seppukoo.com, qui permet aux internautes d'effacer leurs données de <text:change text:change-id="ct263652360"/><text:change-start text:change-id="ct263651528"/><text:span text:style-name="T1">Facebook</text:span><text:change-end text:change-id="ct263651528"/>.</text:p>
      <text:p text:style-name="P2">Ce savant mélange de vie privée et de voyeurisme, ce régime doucereux de transgression modérée et de liberté surveillée a constitué la recette gagnante de M. Zuckerberg. Grâce à cela, il a réussi le tour de force de rassembler cinq cents millions d'inscrits, dont 50 % se connectent chaque jour, pour un total de sept cents milliards de minutes chaque mois. Et deux cents millions de personnes <text:change-start text:change-id="ct263652568"/><text:span text:style-name="T2">utilisent </text:span><text:change-end text:change-id="ct263652568"/>le « Réseau social » par téléphone mobile. Parti de rien - ou presque, le prestige de l'université Harvard n'étant pas négligeable dans son démarrage fulgurant en février 2004 -, <text:change text:change-id="ct263650592"/><text:change-start text:change-id="ct263650488"/><text:span text:style-name="T1">Facebook</text:span><text:change-end text:change-id="ct263650488"/> est désormais, avec seulement mille sept cents employés, le plus gros site Internet de la planète.</text:p>
      <text:p text:style-name="P3">Librement fournies par les internautes, les données personnelles attirent les convoitises. Elles permettent aux agents du marketing de s'offrir un ciblage - par sexe, âge, date d'anniversaire, langue, pays, ville, niveau d'éducation, centres d'intérêt, etc. - bien plus précis que les sondages des médias traditionnels. Avec une audience qui approche celle <text:soft-page-break/>de la télévision. Le 22 novembre, la marque de luxe Louis Vuitton s'adressait ainsi sans intermédiaire à 1 664 189 internautes. Autant de personnes qui, en cliquant sur un bouton <text:s/>« J'aime », avaient incité <text:s/>leurs amis à en faire autant. Sur la page du maroquinier, les contenus proposés vont des défilés de mode au journal de voyage <text:s/>« au coeur de l'Afrique » du chanteur Bono.</text:p>
      <text:p text:style-name="P2">Parmi les pages populaires, celles des marques comme Starbucks,<text:change-start text:change-id="ct263647888"/> <text:change-end text:change-id="ct263647888"/>Coca-Cola ou les biscuits Oreo drainent une audience de dix à vingt-cinq millions de personnes. Mais les grandes marques ne sont pas les seules à exploiter ce filon.<text:change-start text:change-id="ct263648720"/> <text:change-end text:change-id="ct263648720"/>A leur échelle, l'artisan local, l'auteur modeste et la petite entreprise profitent de ce même système pour se mettre en valeur. Le Monde Diplomatique n'y échappe pas<text:change-start text:change-id="ct263647680"/> <text:change-end text:change-id="ct263647680"/>:sa page <text:change text:change-id="ct263651736"/><text:change-start text:change-id="ct263652048"/><text:span text:style-name="T1">Facebook</text:span><text:change-end text:change-id="ct263652048"/>, ouverte fin 2009 à l'initiative d'une lectrice, rassemble déjà 45 861 membres.</text:p>
      <text:p text:style-name="P2">En permettant à chacun de polir sa marque personnelle, <text:change text:change-id="ct263651112"/><text:change-start text:change-id="ct263650696"/><text:span text:style-name="T1">Facebook</text:span><text:change-end text:change-id="ct263650696"/> est le miroir magique de notre époque égotiste et publicitaire. L'expérience <text:change text:change-id="ct263651216"/><text:change-start text:change-id="ct263651008"/><text:span text:style-name="T1">Facebook</text:span><text:change-end text:change-id="ct263651008"/> procure à l'utilisateur la sensation d'être en permanence en représentation devant cent trente personnes (nombre moyen d'amis) applaudissant chaque geste et chaque bon mot. Plus la projection électronique de notre être reflète la vérité de notre personnalité - ou de notre désir -, plus on se laisse griser par son reflet (3). Ce sentiment conduit chacun à alimenter sa page, de façon parfois compulsive, en publiant ses goûts, son adresse, sa position en temps réel grâce à diverses techniques de <text:s/>géolocalisation, <text:s/>ou <text:s/>la <text:s/>chronique <text:s/>de <text:s/>ses démêlés amoureux.</text:p>
      <text:p text:style-name="P2">Mais <text:change text:change-id="ct263651320"/><text:change-start text:change-id="ct263652464"/><text:span text:style-name="T1">Facebook</text:span><text:change-end text:change-id="ct263652464"/> ne compte pas s'arrêter là : de site clos, il cherche désormais à s'étendre à l'ensemble de la Toile. Introduit en avril 2010, le bouton « J'aime » est une fonctionnalité d'apparence anodine que chaque webmestre peut intégrer sur son site pour faciliter le buzz; grâce à cet ingénieux système déjà installé sur un million de sites, l'entreprise se vante de pouvoir pister nominativement les visites sur la Toile de cent cinquante millions de personnes chaque mois, aﬀichant ainsi leur profilage. Pour mieux servir (et cerner) l'internaute, <text:change text:change-id="ct263653400"/><text:change-start text:change-id="ct263651424"/><text:span text:style-name="T1">Facebook</text:span><text:change-end text:change-id="ct263651424"/> vient par ailleurs de lancer une messagerie électronique regroupant courriels, SMS et discussion instantanée. En concurrence frontale avec Google, l'autre point de contrôle géant du Net.</text:p>
      <text:p text:style-name="P2"><text:change text:change-id="ct263653192"/><text:change-start text:change-id="ct263655168"/><text:span text:style-name="T1">Facebook</text:span><text:change-end text:change-id="ct263655168"/> assure que seuls nos amis ont accès à cette masse de textes et d'images qui se déverse continûment dans ses bases de données. Après une enquête du Wall Street Journal révélant que certains des plus gros opérateurs de jeux sur <text:change text:change-id="ct263654960"/><text:change-start text:change-id="ct263653816"/><text:span text:style-name="T1">Facebook</text:span><text:change-end text:change-id="ct263653816"/> recelaient les identifiants personnels des Joueurs et de leurs amis, la société a décrété en novembre 2010 une « tolérance zéro » pour les courtiers en données, et assure qu'elle « n'a jamais vendu et ne vendra jamais les informations des utilisateurs ».</text:p>
      <text:p text:style-name="P2">En 1993, un dessin publié dans le New York Times expliquait que, « sur Internet, personne ne sait que vous êtes un chien ». En 2010, l'anonymat est en passe d'être aboli. « Avec quatorze photos de vous, nous avons la capacité de vous identifier, rappelait le président-directeur général de Google, Eric Schmidt, à la conférence Techonomy, le 4 août 2010. Vous croyez qu'il n y a pas quatorze photos <text:s/>de vous sur la Toile ? Il y a les photos <text:change text:change-id="ct263653608"/><text:change-start text:change-id="ct263653712"/><text:span text:style-name="T1">Facebook</text:span><text:change-end text:change-id="ct263653712"/> ». Un état de fait non seulement irrévocable, mais à ses yeux nécessaire: « Dans un monde de menaces asymétriques, le véritable anonymat est dangereux. (…) Il nous faut un service fiable de vérification d'identité – et le meilleur exemple aujourd'hui d'un tel service est <text:change text:change-id="ct263654752"/><text:change-start text:change-id="ct263654336"/><text:span text:style-name="T1">Facebook</text:span><text:change-end text:change-id="ct263654336"/>. (…) les gouvernants finiront par l'exiger. » S'il reste possible de tricher, cela sera à l'avenir plus difficile, Les architectes du monde en ligne et les dirigeants politiques entendent « civiliser » un Internet libre perçu comme une zone de non-droit. S'ils parviennent à le domestiquer, donner son identité réelle sera le prix à payer pour y participer de plein droit. La Toile servait Jusqu'ici d'image pour désigner un système décentralisé de réseaux informatiques interconnectés. Nul n'imaginait qu'une araignée frétillante viendrait s'installer en son centre pour épier tous les internautes.</text:p>
      <text:p text:style-name="P3"/>
      <text:p text:style-name="P3"/>
      <text:p text:style-name="P2">(2) Cf. Fabrice Epelboin, « Guerre civile sur <text:change text:change-id="ct263654856"/><text:change-start text:change-id="ct263655376"/><text:span text:style-name="T1">Facebook</text:span><text:change-end text:change-id="ct263655376"/> », Read-WriteWeb France, l4 mai 2010.</text:p>
      <text:p text:style-name="P2"><text:soft-page-break/>(3) Plus que The Social Network (David Fincher, 2010) - qui reste un excellent film sur Harvard, l'informatique et le pouvoir -, c'est Catfìsh, un documentaire de Henry Joost et Ariel Schulman, qui capte l'essence de <text:change text:change-id="ct263655584"/><text:change-start text:change-id="ct263655064"/><text:span text:style-name="T1">Facebook</text:span><text:change-end text:change-id="ct263655064"/> (DVD à paraître en Janvier 2011).</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 svg:font-family="'DejaVu Sans'"/>
    <style:font-face style:name="Lohit Hindi1" svg:font-family="'Lohit Hindi'"/>
    <style:font-face style:name="Segoe UI" svg:font-family="'Segoe UI'" style:font-family-generic="swiss"/>
    <style:font-face style:name="DejaVu Sans Mono" svg:font-family="'DejaVu Sans Mono'" style:font-family-generic="modern" style:font-pitch="fixed"/>
    <style:font-face style:name="Arial" svg:font-family="Arial" style:font-family-generic="swiss" style:font-pitch="variable"/>
    <style:font-face style:name="DejaVu Sans1" svg:font-family="'DejaVu Sans'"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DejaVu Sans" fo:font-size="12pt" fo:language="fr" fo:country="FR" style:font-name-asian="DejaVu Sans2"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font-name-asian="DejaVu Sans2"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fo:font-size="14pt" style:font-name-asian="DejaVu Sans2"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DejaVu Sans" fo:font-family="'DejaVu San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name-complex="Lohit Hindi1" style:font-family-complex="'Lohit Hindi'"/>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61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0-11T11:13:10.529000000</dc:date>
    <meta:generator>LibreOffice/4.1.5.3$Windows_x86 LibreOffice_project/1c1366bba2ba2b554cd2ca4d87c06da81c05d24</meta:generator>
    <meta:editing-duration>P1DT5H20M10S</meta:editing-duration>
    <meta:editing-cycles>20</meta:editing-cycles>
    <meta:printed-by>Chantal Bernard-Putz</meta:printed-by>
    <meta:print-date>2010-12-03T13:39:51</meta:print-date>
    <dc:creator>Brigitte DEVIN</dc:creator>
    <meta:document-statistic meta:table-count="0" meta:image-count="0" meta:object-count="0" meta:page-count="3" meta:paragraph-count="17" meta:word-count="1382" meta:character-count="8597" meta:non-whitespace-character-count="7217"/>
  </office:meta>
</office:document-meta>
</file>